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list-style-name="LFO2" style:family="paragraph">
      <style:text-properties fo:language="en" fo:country="US"/>
    </style:style>
    <style:style style:name="P16" style:parent-style-name="ListParagraph" style:list-style-name="LFO2" style:family="paragraph">
      <style:text-properties fo:language="en" fo:country="US"/>
    </style:style>
    <style:style style:name="P17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8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19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0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1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2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3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MUST HAVES</text:p>
      <text:list text:style-name="LFO1" text:continue-numbering="true">
        <text:list-item>
          <text:p text:style-name="P2">Command line user interface</text:p>
        </text:list-item>
      </text:list>
      <text:p text:style-name="P3">Option 1: Provide set of commands for doing specific tasks along with documentation and help command to give instructions on their use.</text:p>
      <text:p text:style-name="P4">For example:</text:p>
      <text:p text:style-name="P5">$sp: Open procedure for public profile search</text:p>
      <text:p text:style-name="P6">$sc: Open procedure for code search</text:p>
      <text:p text:style-name="P7">$fexp: Filter by years of experience. This command must take an integer as argument</text:p>
      <text:p text:style-name="P8">$fcountry: Filter by country. This command must take a string as an argument</text:p>
      <text:p text:style-name="P9">$flang: Filter by programming language.<text:s/></text:p>
      <text:p text:style-name="P10">$fpatform: filter by platform</text:p>
      <text:p text:style-name="P11">$max: specify maximum number of items. This command should follow the sp or sc command, otherwise the program will ask the user to do so</text:p>
      <text:p text:style-name="P12">Option 2: Menu approach. When the user opens the application shell, the program welcomes the user and outputs a set of options which the user can select by typing a number</text:p>
      <text:p text:style-name="P13">For example:</text:p>
      <text:p text:style-name="P14">Welcome to the Github Crawler</text:p>
      <text:list text:style-name="LFO2" text:continue-numbering="true">
        <text:list-item>
          <text:p text:style-name="P15">Click 1 to crawl public profiles</text:p>
        </text:list-item>
        <text:list-item>
          <text:p text:style-name="P16">Click 2 to crawl codes</text:p>
        </text:list-item>
      </text:list>
      <text:p text:style-name="P17">(After user clicks 1, the output is as follows)</text:p>
      <text:p text:style-name="P18">Public Profile Search</text:p>
      <text:p text:style-name="P19">Please enter the maximum number of public profiles<text:s/></text:p>
      <text:p text:style-name="P20">(The terminal expects an integer)</text:p>
      <text:p text:style-name="P21">(After entering integer, the following is outputted)</text:p>
      <text:p text:style-name="P22">Do you want to apply filtering? (y/n)</text:p>
      <text:p text:style-name="P23">(If user clicks n, crawling starts without filtering. Otherwise, other dialogs open to specify criteria for searching)</text:p>
      <text:p text:style-name="P24">2.<text:s text:c="2"/>Specification of maximum items to be searched is compulsory. Otherwise the program will loop for an exhaustively long time</text:p>
      <text:p text:style-name="P25">3. The program must have delay/sleep functions to make sure the maximum number of requests in authenticates mode is not exceeded (5000 requests per hour)</text:p>
      <text:p text:style-name="P26">4. The application must store the output in a directory of files</text:p>
      <text:p text:style-name="P27">5. The application must attach to the crawled code the following information: name, timestamp, lines of code</text:p>
      <text:p text:style-name="P28">6. The application must provide the possibility for following filter criteria:</text:p>
      <text:p text:style-name="P29">Public profiles: years of experience, languages used in programming, belong to some collaboration in Github</text:p>
      <text:soft-page-break/>
      <text:p text:style-name="P30">Code: programming language, lines of code</text:p>
      <text:p text:style-name="P31">7. Information to <text:s/>be provided:</text:p>
      <text:p text:style-name="P32">Public profiles: Full name, e-mail address, years of experience, programming languages worked with</text:p>
      <text:p text:style-name="P33">Code: The source code, the name of the project, the number of lines of code, timestamp</text:p>
      <text:p text:style-name="Normal"><text:span text:style-name="T34">8. Operative system: The program must work on Windows, Linux, Ma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olina Kume</meta:initial-creator>
    <dc:creator>Karolina Kume</dc:creator>
    <meta:creation-date>2017-05-10T11:43:00Z</meta:creation-date>
    <dc:date>2017-05-10T12:04:00Z</dc:date>
    <meta:template xlink:href="Normal" xlink:type="simple"/>
    <meta:editing-cycles>1</meta:editing-cycles>
    <meta:editing-duration>PT0S</meta:editing-duration>
    <meta:document-statistic meta:page-count="2" meta:paragraph-count="4" meta:word-count="307" meta:character-count="2240" meta:row-count="16" meta:non-whitespace-character-count="1937"/>
  </office:meta>
</office:document-meta>
</file>